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Secs)</text:p>
          </table:table-cell>
          <table:table-cell>
            <draw:frame draw:z-index="0" draw:style-name="gr1" draw:text-style-name="P1" svg:width="16.071cm" svg:height="8.963cm" svg:x="0.101cm" svg:y="0.1cm">
              <draw:object draw:notify-on-update-of-ranges="Sheet1.A2:Sheet1.A13 Sheet1.B1:Sheet1.B1 Sheet1.B2:Sheet1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56" calcext:value-type="float">
            <text:p>0.001456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3232" calcext:value-type="float">
            <text:p>12.3232</text:p>
          </table:table-cell>
          <table:table-cell table:number-columns-repeated="1022"/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49.6206" calcext:value-type="float">
            <text:p>49.6206</text:p>
          </table:table-cell>
          <table:table-cell table:number-columns-repeated="1022"/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112.558" calcext:value-type="float">
            <text:p>112.55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3:46.185146483</meta:creation-date>
    <dc:date>2022-12-19T16:44:11.391354566</dc:date>
    <meta:editing-duration>PT25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-color="#ffff99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 loext:custom-leader-lines="false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72cm" svg:height="8.964cm" xlink:href=".." xlink:type="simple" chart:class="chart:scatter" chart:style-name="ch1">
        <chart:title svg:x="5.624cm" svg:y="0.315cm" chart:style-name="ch2">
          <text:p>Min-Max Time Analysis</text:p>
        </chart:title>
        <chart:legend chart:legend-position="end" svg:x="12.691cm" svg:y="4.183cm" style:legend-expansion="high" chart:style-name="ch3"/>
        <chart:plot-area chart:style-name="ch4" table:cell-range-address="Sheet1.A2:Sheet1.A13 Sheet1.B1:Sheet1.B12" chart:data-source-has-labels="row" svg:x="1.332cm" svg:y="1.273cm" svg:width="11.038cm" svg:height="6.531cm">
          <chart:coordinate-region svg:x="2.139cm" svg:y="1.472cm" svg:width="9.674cm" svg:height="5.685cm"/>
          <chart:axis chart:dimension="x" chart:name="primary-x" chart:style-name="ch5">
            <chart:title svg:x="5.325cm" svg:y="7.983cm" chart:style-name="ch6">
              <text:p>Number of Elements</text:p>
            </chart:title>
            <chart:grid chart:style-name="ch7" chart:class="major"/>
          </chart:axis>
          <chart:axis chart:dimension="y" chart:name="primary-y" chart:style-name="ch8">
            <chart:title svg:x="0.451cm" svg:y="5.945cm" chart:style-name="ch9">
              <text:p>Time Taken (Secs)</text:p>
            </chart:title>
            <chart:grid chart:style-name="ch7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3</svg:desc>
                </draw:g>
              </table:table-cell>
              <table:table-cell office:value-type="float" office:value="0.001456">
                <text:p>0.00145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2.3232">
                <text:p>12.3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9.6206">
                <text:p>49.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12.558">
                <text:p>112.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